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7cm" svg:stroke-color="#000000" draw:marker-start-width="0.305cm" draw:marker-end-width="0.305cm" draw:fill="solid" draw:fill-color="#cccccc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3" style:family="graphic" style:parent-style-name="standard" style:list-style-name="L1">
      <style:graphic-properties svg:stroke-width="0.07cm" svg:stroke-color="#000000" draw:marker-start-width="0.38cm" draw:marker-end-width="0.38cm" draw:fill="solid" draw:fill-color="#cccccc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4" style:family="graphic" style:parent-style-name="standard">
      <style:graphic-properties svg:stroke-width="0.07cm" svg:stroke-color="#000000" draw:marker-start-width="0.305cm" draw:marker-end-width="0.305cm" draw:fill="solid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5" style:family="graphic" style:parent-style-name="standard">
      <style:graphic-properties svg:stroke-width="0.07cm" svg:stroke-color="#000000" draw:marker-start-width="0.305cm" draw:marker-end-width="0.305cm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6" style:family="graphic" style:parent-style-name="objectwithoutfill">
      <style:graphic-properties svg:stroke-width="0.07cm" svg:stroke-color="#000000" draw:marker-start="Arrow" draw:marker-start-width="0.405cm" draw:marker-end="Arrow" draw:marker-end-width="0.405cm" draw:fill="none" draw:textarea-vertical-align="middle" fo:padding-top="0.16cm" fo:padding-bottom="0.16cm" fo:padding-left="0.285cm" fo:padding-right="0.285cm"/>
    </style:style>
    <style:style style:name="gr7" style:family="graphic" style:parent-style-name="standard" style:list-style-name="L1">
      <style:graphic-properties svg:stroke-width="0.07cm" svg:stroke-color="#000000" draw:marker-start-width="0.305cm" draw:marker-end-width="0.305cm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8" style:family="graphic" style:parent-style-name="standard" style:list-style-name="L1">
      <style:graphic-properties svg:stroke-width="0.07cm" svg:stroke-color="#000000" draw:marker-start-width="0.305cm" draw:marker-end-width="0.305cm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9" style:family="graphic" style:parent-style-name="standard" style:list-style-name="L1">
      <style:graphic-properties svg:stroke-width="0.07cm" svg:stroke-color="#000000" draw:marker-start-width="0.305cm" draw:marker-end-width="0.305cm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10" style:family="graphic" style:parent-style-name="standard" style:list-style-name="L1">
      <style:graphic-properties svg:stroke-width="0.07cm" svg:stroke-color="#000000" draw:marker-start-width="0.305cm" draw:marker-end-width="0.305cm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36pt" style:font-size-asian="36pt" style:font-size-complex="36pt"/>
    </style:style>
    <style:style style:name="P3" style:family="paragraph">
      <style:paragraph-properties fo:text-align="center"/>
      <style:text-properties style:font-name="Arial1" fo:font-size="36pt" style:letter-kerning="true" style:font-size-asian="36pt" style:font-name-complex="FreeSans" style:font-size-complex="36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7" style:family="paragraph">
      <style:paragraph-properties fo:text-align="center"/>
      <style:text-properties style:font-name="Liberation Sans" fo:font-size="25pt" fo:font-weight="bold" style:letter-kerning="true" style:font-size-asian="25pt" style:font-weight-asian="bold" style:font-name-complex="FreeSans" style:font-size-complex="25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style:font-name="Liberation Sans" fo:font-size="18pt" fo:font-weight="bold" style:letter-kerning="true" style:font-size-asian="18pt" style:font-weight-asian="bold" style:font-name-complex="FreeSans" style:font-size-complex="18pt" style:font-weight-complex="bold"/>
    </style:style>
    <style:style style:name="T1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Arial1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7.5cm" svg:height="15.8cm" svg:x="1.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xml:id="id1" draw:id="id1" draw:layer="layout" svg:width="9.5cm" svg:height="9.9cm" svg:x="2.224cm" svg:y="3.25cm">
            <text:p text:style-name="P1"><text:span text:style-name="T1">CPU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draw:enhanced-geometry svg:viewBox="0 0 21600 21600" draw:path-stretchpoint-x="10800" draw:path-stretchpoint-y="10800" draw:text-areas="?f3 ?f4 ?f5 ?f6" draw:type="round-rectangle" draw:modifiers="912.2220564094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3" draw:id="id3" draw:layer="layout" svg:width="9.5cm" svg:height="9.9cm" svg:x="18.176cm" svg:y="3.25cm">
            <text:p text:style-name="P3"><text:span text:style-name="T3">GPU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path-stretchpoint-x="10800" draw:path-stretchpoint-y="10800" draw:text-areas="?f3 ?f4 ?f5 ?f6" draw:type="round-rectangle" draw:modifiers="912.2220564094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6.075cm" svg:height="1.8cm" svg:x="11.887cm" svg:y="6.95cm">
            <text:p text:style-name="P4"><text:span text:style-name="T4">PCI Express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6" xml:id="id2" draw:id="id2" draw:layer="layout" svg:width="9.5cm" svg:height="1.9cm" svg:x="2.224cm" svg:y="14.651cm">
            <text:p text:style-name="P6"><text:span text:style-name="T5">Memória Principal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2766.975194372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draw:type="line" svg:x1="6.974cm" svg:y1="13.15cm" svg:x2="6.974cm" svg:y2="14.651cm" draw:start-shape="id1" draw:start-glue-point="2" draw:end-shape="id2" draw:end-glue-point="0" svg:d="M6974 13150v1501" svg:viewBox="0 0 1 1502">
            <text:p/>
          </draw:connector>
          <draw:custom-shape draw:style-name="gr7" draw:text-style-name="P7" xml:id="id4" draw:id="id4" draw:layer="layout" svg:width="9.5cm" svg:height="1.9cm" svg:x="18.176cm" svg:y="14.651cm">
            <text:p text:style-name="P7">Memória da GPU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2766.975194372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draw:type="line" svg:x1="22.926cm" svg:y1="13.15cm" svg:x2="22.926cm" svg:y2="14.651cm" draw:start-shape="id3" draw:start-glue-point="2" draw:end-shape="id4" draw:end-glue-point="0" svg:d="M22926 13150v1501" svg:viewBox="0 0 1 1502">
            <text:p/>
          </draw:connector>
          <draw:custom-shape draw:style-name="gr5" draw:text-style-name="P8" draw:layer="layout" svg:width="4.3cm" svg:height="4.3cm" svg:x="2.524cm" svg:y="3.65cm">
            <text:p text:style-name="P8"><text:span text:style-name="T3">Core 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4.3cm" svg:height="4.3cm" svg:x="7.126cm" svg:y="3.652cm">
            <text:p text:style-name="P9">Core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draw:layer="layout" svg:width="4.3cm" svg:height="4.3cm" svg:x="2.526cm" svg:y="8.352cm">
            <text:p text:style-name="P9">Core 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4.3cm" svg:height="4.3cm" svg:x="7.128cm" svg:y="8.354cm">
            <text:p text:style-name="P9">Core 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18.477cm" svg:y="3.514cm">
            <text:p text:style-name="P8"><text:span text:style-name="T3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6cm" svg:height="1.275cm" svg:x="20.012cm" svg:y="3.51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1.547cm" svg:y="3.51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3.082cm" svg:y="3.5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4.616cm" svg:y="3.52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6.149cm" svg:y="3.5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18.479cm" svg:y="5.11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6cm" svg:height="1.275cm" svg:x="20.014cm" svg:y="5.1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1.549cm" svg:y="5.1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3.084cm" svg:y="5.12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4.618cm" svg:y="5.1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6.151cm" svg:y="5.1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18.481cm" svg:y="6.7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6cm" svg:height="1.275cm" svg:x="20.016cm" svg:y="6.7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1.551cm" svg:y="6.72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3.086cm" svg:y="6.7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4.62cm" svg:y="6.7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6.153cm" svg:y="6.72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18.483cm" svg:y="8.3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6cm" svg:height="1.275cm" svg:x="20.018cm" svg:y="8.32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1.553cm" svg:y="8.32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3.088cm" svg:y="8.3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4.622cm" svg:y="8.32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6.155cm" svg:y="8.3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18.485cm" svg:y="9.92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6cm" svg:height="1.275cm" svg:x="20.02cm" svg:y="9.92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1.555cm" svg:y="9.9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3.09cm" svg:y="9.92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4.624cm" svg:y="9.9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6.157cm" svg:y="9.93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18.485cm" svg:y="11.52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6cm" svg:height="1.275cm" svg:x="20.02cm" svg:y="11.52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1.555cm" svg:y="11.5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6cm" svg:x="23.09cm" svg:y="11.52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4.624cm" svg:y="11.5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1.275cm" svg:height="1.275cm" svg:x="26.157cm" svg:y="11.53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3-12-13T13:04:07.123469374</meta:creation-date>
    <dc:date>2014-04-05T00:17:10.080411331</dc:date>
    <dc:creator>rogerio </dc:creator>
    <meta:editing-duration>PT3H22M11S</meta:editing-duration>
    <meta:editing-cycles>8</meta:editing-cycles>
    <meta:generator>LibreOffice/4.2.2.1$Linux_X86_64 LibreOffice_project/3be8cda0bddd8e430d8cda1ebfd581265cca5a0f</meta:generator>
    <meta:document-statistic meta:object-count="49"/>
  </office:meta>
</office:document-meta>
</file>